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fo:font-size="18pt" fo:font-weight="bold" officeooo:paragraph-rsid="0001a14d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paragraph-rsid="0001a14d"/>
    </style:style>
    <style:style style:name="P3" style:family="paragraph" style:parent-style-name="Standard">
      <style:text-properties fo:color="#ff0000" loext:opacity="100%" fo:font-size="14pt" fo:font-weight="bold" officeooo:rsid="0001a14d" officeooo:paragraph-rsid="0001a14d" style:font-size-asian="14pt" style:font-weight-asian="bold" style:font-size-complex="14pt" style:font-weight-complex="bold"/>
    </style:style>
    <style:style style:name="T1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FG VS SFD </text:p>
      <text:p text:style-name="P2"/>
      <text:p text:style-name="P3">SFG</text:p>
      <text:p text:style-name="P2">• Signification complète : Spécification Fonctionnelle Générale </text:p>
      <text:p text:style-name="P2">• But : Décrire ce que le système doit faire du point de vue métier ou utilisateur, de manière globale • Exemple : Pour une application de réservation de terrains : « L’utilisateur peut réserver un créneau et payer en ligne » </text:p>
      <text:p text:style-name="P2"/>
      <text:p text:style-name="P2"><text:span text:style-name="T1">SFD</text:span> </text:p>
      <text:p text:style-name="P2">• Signification complète : Spécification Fonctionnelle Détaillé</text:p>
      <text:p text:style-name="P2">• But : Décrire comment chaque besoin fonctionnel sera implémenté, avec tous les détails techniques ou fonctionnels nécessaires pour le développement </text:p>
      <text:p text:style-name="P2">• Exemple : Pour la même application : « L’utilisateur clique sur le créneau libre, le système vérifie la disponibilité en base de donnée, bloque le créneau, envoie un email de confirmation et génère une facture. » </text:p>
      <text:p text:style-name="P2"/>
      <text:p text:style-name="P2">• SFG = quoi </text:p>
      <text:p text:style-name="P2">• SFD = comment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4T23:33:49.857573500</meta:creation-date>
    <dc:date>2025-11-24T23:36:11.086475500</dc:date>
    <meta:editing-duration>PT2M23S</meta:editing-duration>
    <meta:editing-cycles>1</meta:editing-cycles>
    <meta:document-statistic meta:table-count="0" meta:image-count="0" meta:object-count="0" meta:page-count="1" meta:paragraph-count="10" meta:word-count="127" meta:character-count="765" meta:non-whitespace-character-count="640"/>
    <meta:generator>LibreOffice/25.2.6.2$Windows_X86_64 LibreOffice_project/729c5bfe710f5eb71ed3bbde9e06a6065e9c6c5d</meta:generator>
  </office:meta>
</office:document-meta>
</file>